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2"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3"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4"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6"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P7"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8"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9"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officeooo:rsid="000554be"/>
    </style:style>
    <style:style style:name="T5" style:family="text">
      <style:text-properties officeooo:rsid="00061725"/>
    </style:style>
    <style:style style:name="T6" style:family="text">
      <style:text-properties fo:font-style="italic" officeooo:rsid="00061725" style:font-style-asian="italic" style:font-style-complex="italic"/>
    </style:style>
    <style:style style:name="T7" style:family="text">
      <style:text-properties fo:font-style="italic" officeooo:rsid="00079e94" style:font-style-asian="italic" style:font-style-complex="italic"/>
    </style:style>
    <style:style style:name="T8" style:family="text">
      <style:text-properties fo:font-style="italic" officeooo:rsid="0008f6cf" style:font-style-asian="italic" style:font-style-complex="italic"/>
    </style:style>
    <style:style style:name="T9" style:family="text">
      <style:text-properties fo:font-style="italic" officeooo:rsid="000934b9" style:font-style-asian="italic" style:font-style-complex="italic"/>
    </style:style>
    <style:style style:name="T10" style:family="text">
      <style:text-properties fo:font-style="italic" officeooo:rsid="000991b3" style:font-style-asian="italic" style:font-style-complex="italic"/>
    </style:style>
    <style:style style:name="T11" style:family="text">
      <style:text-properties fo:font-style="normal" officeooo:rsid="00061725" style:font-style-asian="normal" style:font-style-complex="normal"/>
    </style:style>
    <style:style style:name="T12" style:family="text">
      <style:text-properties fo:font-style="normal" officeooo:rsid="00079e94" style:font-style-asian="normal" style:font-style-complex="normal"/>
    </style:style>
    <style:style style:name="T13" style:family="text">
      <style:text-properties fo:font-style="normal" officeooo:rsid="0008f6cf" style:font-style-asian="normal" style:font-style-complex="normal"/>
    </style:style>
    <style:style style:name="T14" style:family="text">
      <style:text-properties fo:font-style="normal" officeooo:rsid="000934b9" style:font-style-asian="normal" style:font-style-complex="normal"/>
    </style:style>
    <style:style style:name="T15" style:family="text">
      <style:text-properties fo:font-style="normal" officeooo:rsid="000991b3" style:font-style-asian="normal" style:font-style-complex="normal"/>
    </style:style>
    <style:style style:name="T16" style:family="text">
      <style:text-properties officeooo:rsid="00079e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 du rapport :</text:p>
      <text:p text:style-name="P2"/>
      <text:p text:style-name="P2"/>
      <text:p text:style-name="P2">Première page :</text:p>
      <text:list xml:id="list1368473638" text:style-name="L1">
        <text:list-item>
          <text:p text:style-name="P3">Description générale</text:p>
        </text:list-item>
        <text:list-item>
          <text:p text:style-name="P3">Mode d’emploi</text:p>
        </text:list-item>
      </text:list>
      <text:p text:style-name="P2">Deux pages suivantes</text:p>
      <text:list xml:id="list2034259005" text:style-name="L2">
        <text:list-item>
          <text:p text:style-name="P4">Solutions techniques apportées</text:p>
        </text:list-item>
        <text:list-item>
          <text:p text:style-name="P4">Description de la machine d’états d’états finis générale</text:p>
        </text:list-item>
        <text:list-item>
          <text:p text:style-name="P4">… ainsi que des machines d’états <text:s/>secondaires lorsqu’intéressantes</text:p>
        </text:list-item>
        <text:list-item>
          <text:p text:style-name="P4">Description des solutions techniques originales apportées à la résolution de problèmes rencontrés lors du développement</text:p>
          <text:list>
            <text:list-item>
              <text:p text:style-name="P6">parler du diviseur</text:p>
            </text:list-item>
            <text:list-item>
              <text:p text:style-name="P6">parler du convertisseur vers une fréquence à 10 Hz.</text:p>
            </text:list-item>
          </text:list>
        </text:list-item>
        <text:list-item>
          <text:p text:style-name="P4">présenter des schémas reproduits de logisim-evolution, dans un format adapté à un rapport.</text:p>
        </text:list-item>
      </text:list>
      <text:p text:style-name="P2"/>
      <text:p text:style-name="P2"/>
      <text:p text:style-name="P2"/>
      <text:p text:style-name="P2">Voir plus bas.</text:p>
      <text:p text:style-name="P8">Rapport de projet</text:p>
      <text:p text:style-name="P2"/>
      <text:p text:style-name="P7">Introduction</text:p>
      <text:p text:style-name="P2"/>
      <text:p text:style-name="P2"><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2"/>
      <text:p text:style-name="P2"><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2"/>
      <text:p text:style-name="P2"><text:tab/><text:span text:style-name="T4">Les deux boutons différencient la pression courte, d’environ un à deux dixièmes de seconde, et la pression maintenue, reconnue à partir d’une grosse demi seconde lorsque la pression est relâchée. Cela fournit de fait quatre boutons logiques.</text:span></text:p>
      <text:p text:style-name="P2"/>
      <text:p text:style-name="P2"/>
      <text:p text:style-name="P7">Mode d’emploi</text:p>
      <text:p text:style-name="P5"/>
      <text:p text:style-name="P5"><text:tab/><text:span text:style-name="T4">Pour rendre l’installation fonctionnelle, la première chose à faire est d’activer l’interrupteur à l’extrême droite sur la carte, suite à quoi, les interrupteurs n’auront plus à être touchés.</text:span></text:p>
      <text:p text:style-name="P5"/>
      <text:p text:style-name="P5"><text:tab/><text:span text:style-name="T5">Le premier état à s’afficher après l’allumage est le module </text:span><text:span text:style-name="T6">heure</text:span><text:span text:style-name="T11">, affichant l’heure courante si celle-ci a été réglée. Pour régler l’heure, pressez longuement le premier bouton. Lorsque la pression est relâchée, les deux afficheurs correspondant aux heures se mettent à clignoter </text:span><text:span text:style-name="T12">pour signifier qu’ils sont sélectionnés</text:span><text:span text:style-name="T11">. Une pression courte sur le premier bouton incrémente alors les valeurs s</text:span><text:span text:style-name="T12">é</text:span><text:span text:style-name="T11">lectionnées </text:span><text:span text:style-name="T12">tandis qu’une pression courte sur le second bouton conduit à sélectionner l’afficheur des dizaines de minutes, puis des minutes. Pour valider et revenir à l’affichage de l’heure, pressez à nouveau longuement le premier bouton. </text:span><text:span text:style-name="T3">Il est également de consulter le jour de la semaine courant en pressant courtement sur le second bouton ET À NOUVEAU POUR REVENIR ???.</text:span></text:p>
      <text:p text:style-name="P5"><text:span text:style-name="T12"/></text:p>
      <text:p text:style-name="P5"><text:span text:style-name="T12"><text:tab/></text:span><text:span text:style-name="T5">De manière générale, lorsqu’aucune heure ou durée n’est en train d’être saisie par l’utilisateur, appuyer courtement sur le premier bouton passe à l’état suivant, puis retourne au premier.</text:span></text:p>
      <text:p text:style-name="P5"/>
      <text:p text:style-name="P1"><text:tab/><text:span text:style-name="T16">L’état suivant est le </text:span><text:span text:style-name="T7">réveil</text:span><text:span text:style-name="T12">. </text:span><text:span text:style-name="T14">Cet état permet d’enregistrer une heure de réveil par jour de la semaine. Le réveil </text:span><text:span text:style-name="T15">des lundis </text:span><text:span text:style-name="T14">s’affiche en premier, le nombre compris dans le premier afficheur correspondant au jour de la semaine. Appuyez sur le second bouton pour naviguer aux jours de la semaine suivants. Pour modifier une heure, pressez sur le premier bouton longuement ; la démarche est identique à celle de l’état </text:span><text:span text:style-name="T9">heure</text:span><text:span text:style-name="T14">.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5">Ces voyants seront aussi visibles depuis l’état </text:span><text:span text:style-name="T10">heure</text:span><text:span text:style-name="T15">.</text:span></text:p>
      <text:p text:style-name="P1"><text:span text:style-name="T12"/></text:p>
      <text:p text:style-name="P1"><text:span text:style-name="T12"><text:tab/>Le troisième </text:span><text:span text:style-name="T13">état</text:span><text:span text:style-name="T12"> est le </text:span><text:span text:style-name="T7">chronomètre</text:span><text:span text:style-name="T12">. </text:span><text:span text:style-name="T14">METTRE QUE L?AFFICHAGE NE MONTRE PAS TOUJOURS LA MÊME CHOSE SELON L’AVANCEMENT DU CHRONO.</text:span></text:p>
      <text:p text:style-name="P5"><text:span text:style-name="T12"/></text:p>
      <text:p text:style-name="P5"><text:span text:style-name="T12"><text:tab/>Le dernier </text:span><text:span text:style-name="T13">état</text:span><text:span text:style-name="T12"> est le </text:span><text:span text:style-name="T7">minuteur</text:span><text:span text:style-name="T12">. Ce module requiert que l’utilisateur entre une durée qui sera comptée à rebours. Cela se fait de la même manière que pour changer l’heure dans le module </text:span><text:span text:style-name="T7">heure</text:span><text:span text:style-name="T12">. Après avoir validé et être revenu à l’affichage du minuteur, une première pression courte sur le second bouton permet de démarrer le décompte. Une seconde pression annule le décompte. </text:span><text:span text:style-name="T15">La</text:span><text:span text:style-name="T13"> sonnerie se déclenche à la fin du temps imparti.</text:span></text:p>
      <text:p text:style-name="P5"><text:span text:style-name="T13"/></text:p>
      <text:p text:style-name="P5"><text:span text:style-name="T13"><text:tab/></text:span><text:span text:style-name="T8">Sonnerie </text:span><text:span text:style-name="T13">: Cet état supplémentaire </text:span><text:span text:style-name="T14">montre</text:span><text:span text:style-name="T13"> le texte « sonne » sur l’affichage et permet soit </text:span><text:span text:style-name="T14">d’</text:span><text:span text:style-name="T13">éteindre la sonnerie et </text:span><text:span text:style-name="T14">de </text:span><text:span text:style-name="T13">retourner au premier état (premier bouton), soit de mettre en place un rappel (anglais : </text:span><text:soft-page-break/><text:span text:style-name="T13">snooze) cinq minutes plus tard (second bouton). Dans cette seconde possibilité, le texte « rappel » s’affiche </text:span><text:span text:style-name="T14">et l’alarme est reportée</text:span><text:span text:style-name="T13">.</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6T21:44:14.878989808</dc:date>
    <meta:editing-duration>PT5M30S</meta:editing-duration>
    <meta:editing-cycles>1</meta:editing-cycles>
    <meta:document-statistic meta:table-count="0" meta:image-count="0" meta:object-count="0" meta:page-count="3" meta:paragraph-count="27" meta:word-count="688" meta:character-count="4366" meta:non-whitespace-character-count="3703"/>
    <meta:generator>LibreOffice/5.4.2.2$Linux_X86_64 LibreOffice_project/40m0$Build-2</meta:generator>
  </office:meta>
</office:document-meta>
</file>